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M Mono 12" svg:font-family="'LM Mono 12'"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dd1b5" officeooo:paragraph-rsid="001dd1b5"/>
    </style:style>
    <style:style style:name="P2" style:family="paragraph" style:parent-style-name="Standard">
      <style:paragraph-properties fo:text-align="start" style:justify-single-word="false"/>
      <style:text-properties fo:font-size="12pt" fo:font-weight="normal" officeooo:rsid="0023dd6d" officeooo:paragraph-rsid="0025065d"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23dd6d" officeooo:paragraph-rsid="002e260d"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23dd6d" officeooo:paragraph-rsid="0038d8ca" style:font-size-asian="10.5pt" style:font-weight-asian="normal" style:font-size-complex="12pt" style:font-weight-complex="normal"/>
    </style:style>
    <style:style style:name="P5" style:family="paragraph" style:parent-style-name="Standard" style:list-style-name="L1">
      <style:paragraph-properties fo:text-align="start" style:justify-single-word="false"/>
      <style:text-properties fo:font-size="14pt" fo:font-weight="bold" officeooo:rsid="001dd1b5" officeooo:paragraph-rsid="001dd1b5"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1dd1b5" officeooo:paragraph-rsid="001dd1b5" style:font-size-asian="14pt" style:font-weight-asian="bold" style:font-size-complex="14pt" style:font-weight-complex="bold"/>
    </style:style>
    <style:style style:name="P7" style:family="paragraph" style:parent-style-name="Standard" style:list-style-name="L1">
      <style:paragraph-properties fo:text-align="start" style:justify-single-word="false"/>
      <style:text-properties fo:font-size="14pt" fo:font-weight="bold" officeooo:rsid="0025065d" officeooo:paragraph-rsid="0025065d" style:font-size-asian="14pt" style:font-weight-asian="bold" style:font-size-complex="14pt" style:font-weight-complex="bold"/>
    </style:style>
    <style:style style:name="P8" style:family="paragraph" style:parent-style-name="Standard" style:list-style-name="L3">
      <style:paragraph-properties fo:text-align="start" style:justify-single-word="false"/>
      <style:text-properties fo:font-size="12pt" fo:font-weight="normal" officeooo:rsid="0023dd6d" officeooo:paragraph-rsid="005881fa" style:font-size-asian="10.5pt" style:font-weight-asian="normal" style:font-size-complex="12pt" style:font-weight-complex="normal"/>
    </style:style>
    <style:style style:name="P9" style:family="paragraph" style:parent-style-name="Standard" style:list-style-name="L3">
      <style:paragraph-properties fo:text-align="start" style:justify-single-word="false"/>
      <style:text-properties fo:font-size="12pt" fo:font-weight="normal" officeooo:rsid="0023dd6d" officeooo:paragraph-rsid="005d2d69" style:font-size-asian="10.5pt" style:font-weight-asian="normal" style:font-size-complex="12pt" style:font-weight-complex="normal"/>
    </style:style>
    <style:style style:name="P10" style:family="paragraph" style:parent-style-name="Standard" style:list-style-name="L3">
      <style:paragraph-properties fo:text-align="start" style:justify-single-word="false"/>
      <style:text-properties fo:font-size="12pt" fo:font-weight="normal" officeooo:rsid="0023dd6d" officeooo:paragraph-rsid="005fc15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3dd6d" officeooo:paragraph-rsid="00260e07"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3dd6d" officeooo:paragraph-rsid="0055f7ca" style:font-size-asian="10.5pt" style:font-weight-asian="normal" style:font-size-complex="12pt" style:font-weight-complex="normal"/>
    </style:style>
    <style:style style:name="P13" style:family="paragraph" style:parent-style-name="Standard" style:list-style-name="L4">
      <style:paragraph-properties fo:text-align="start" style:justify-single-word="false"/>
      <style:text-properties fo:font-size="12pt" fo:font-weight="normal" officeooo:rsid="0023dd6d" officeooo:paragraph-rsid="0055f7ca" style:font-size-asian="10.5pt" style:font-weight-asian="normal" style:font-size-complex="12pt" style:font-weight-complex="normal"/>
    </style:style>
    <style:style style:name="P14" style:family="paragraph" style:parent-style-name="Standard" style:list-style-name="L4">
      <style:paragraph-properties fo:text-align="start" style:justify-single-word="false"/>
      <style:text-properties fo:font-size="12pt" fo:font-weight="normal" officeooo:rsid="0023dd6d" officeooo:paragraph-rsid="0056614f" style:font-size-asian="10.5pt" style:font-weight-asian="normal" style:font-size-complex="12pt" style:font-weight-complex="normal"/>
    </style:style>
    <style:style style:name="P15" style:family="paragraph" style:parent-style-name="Standard" style:list-style-name="L4">
      <style:paragraph-properties fo:text-align="start" style:justify-single-word="false"/>
      <style:text-properties fo:font-size="12pt" fo:font-weight="normal" officeooo:rsid="0023dd6d" officeooo:paragraph-rsid="00569fc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3dd6d" officeooo:paragraph-rsid="00569fc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3dd6d" officeooo:paragraph-rsid="005881fa"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3dd6d" officeooo:paragraph-rsid="005999a7"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3dd6d" officeooo:paragraph-rsid="005ac31f"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23dd6d" officeooo:paragraph-rsid="005baecf"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23dd6d" officeooo:paragraph-rsid="005d2d69"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23dd6d" officeooo:paragraph-rsid="005fc15d"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23dd6d" officeooo:paragraph-rsid="005fceea"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569fc8" officeooo:paragraph-rsid="00569fc8" style:font-size-asian="10.5pt" style:font-weight-asian="normal" style:font-size-complex="12pt" style:font-weight-complex="normal"/>
    </style:style>
    <style:style style:name="P25" style:family="paragraph" style:parent-style-name="Standard">
      <style:paragraph-properties style:line-height-at-least="0.198in"/>
      <style:text-properties fo:color="#d4d4d4" style:font-name="Droid Sans Mono" fo:font-size="10.5pt" fo:font-weight="normal" fo:background-color="#1e1e1e"/>
    </style:style>
    <style:style style:name="P26" style:family="paragraph" style:parent-style-name="Standard">
      <style:paragraph-properties fo:text-align="start" style:justify-single-word="false"/>
      <style:text-properties officeooo:paragraph-rsid="005d2d69"/>
    </style:style>
    <style:style style:name="P27" style:family="paragraph" style:parent-style-name="Standard">
      <style:paragraph-properties fo:text-align="start" style:justify-single-word="false"/>
      <style:text-properties officeooo:paragraph-rsid="005e57ca"/>
    </style:style>
    <style:style style:name="P28" style:family="paragraph" style:parent-style-name="Standard">
      <style:paragraph-properties fo:text-align="start" style:justify-single-word="false"/>
      <style:text-properties officeooo:paragraph-rsid="005fc15d"/>
    </style:style>
    <style:style style:name="P29" style:family="paragraph" style:parent-style-name="Standard">
      <style:paragraph-properties fo:text-align="center" style:justify-single-word="false"/>
      <style:text-properties fo:font-size="20pt" style:text-underline-style="solid" style:text-underline-width="auto" style:text-underline-color="font-color" officeooo:rsid="0054860d" officeooo:paragraph-rsid="0054860d" style:font-size-asian="20pt" style:font-size-complex="20pt"/>
    </style:style>
    <style:style style:name="P30" style:family="paragraph" style:parent-style-name="Standard">
      <style:paragraph-properties style:line-height-at-least="0.198in"/>
    </style:style>
    <style:style style:name="P31" style:family="paragraph" style:parent-style-name="Standard">
      <style:paragraph-properties style:line-height-at-least="0.198in"/>
      <style:text-properties fo:color="#000000" style:font-name="Liberation Serif" fo:font-size="12pt" fo:font-weight="normal" officeooo:rsid="005baecf" officeooo:paragraph-rsid="005baecf" fo:background-color="transparent" style:font-size-asian="12pt" style:font-size-complex="12pt"/>
    </style:style>
    <style:style style:name="P32" style:family="paragraph" style:parent-style-name="Standard">
      <style:paragraph-properties style:line-height-at-least="0.198in"/>
      <style:text-properties fo:color="#000000" style:font-name="Liberation Serif" fo:font-size="12pt" fo:font-weight="normal" officeooo:rsid="00610214" officeooo:paragraph-rsid="00610214" fo:background-color="transparent" style:font-size-asian="10.5pt" style:font-size-complex="12pt"/>
    </style:style>
    <style:style style:name="P33" style:family="paragraph" style:parent-style-name="Standard">
      <style:paragraph-properties style:line-height-at-least="0.198in"/>
      <style:text-properties fo:font-size="10.5pt" fo:font-weight="normal"/>
    </style:style>
    <style:style style:name="P34" style:family="paragraph" style:parent-style-name="Preformatted_20_Text">
      <style:paragraph-properties fo:text-align="start" style:justify-single-word="false"/>
      <style:text-properties fo:font-size="12pt" fo:font-weight="normal" officeooo:rsid="0023dd6d" officeooo:paragraph-rsid="0056614f" style:font-size-asian="10.5pt" style:font-weight-asian="normal" style:font-size-complex="12pt" style:font-weight-complex="normal"/>
    </style:style>
    <style:style style:name="T1" style:family="text">
      <style:text-properties style:font-name="Liberation Serif" officeooo:rsid="005881fa" style:font-size-asian="12pt"/>
    </style:style>
    <style:style style:name="T2" style:family="text">
      <style:text-properties style:font-name="Liberation Serif" fo:font-size="12pt" fo:font-weight="normal" officeooo:rsid="0023dd6d" style:font-size-asian="10.5pt" style:font-weight-asian="normal" style:font-size-complex="12pt" style:font-weight-complex="normal"/>
    </style:style>
    <style:style style:name="T3" style:family="text">
      <style:text-properties fo:color="#d4d4d4" style:font-name="Droid Sans Mono" fo:font-size="10.5pt" fo:font-weight="normal" fo:background-color="#1e1e1e" loext:char-shading-value="0"/>
    </style:style>
    <style:style style:name="T4" style:family="text">
      <style:text-properties fo:color="#d4d4d4" style:font-name="Droid Sans Mono" fo:font-size="10.5pt" fo:font-weight="normal" officeooo:rsid="005fceea" fo:background-color="#1e1e1e" loext:char-shading-value="0"/>
    </style:style>
    <style:style style:name="T5" style:family="text">
      <style:text-properties fo:color="#d4d4d4" style:font-name="Droid Sans Mono" fo:font-size="10.5pt" fo:font-style="normal" style:text-underline-style="none" fo:font-weight="normal" officeooo:rsid="005e57ca" fo:background-color="#1e1e1e" loext:char-shading-value="0" style:font-size-asian="12pt" style:font-style-asian="normal" style:font-style-complex="normal"/>
    </style:style>
    <style:style style:name="T6" style:family="text">
      <style:text-properties fo:color="#d4d4d4" style:font-name="Droid Sans Mono" fo:font-size="10.5pt" fo:font-style="normal" style:text-underline-style="none" fo:font-weight="normal" officeooo:rsid="005e57ca" fo:background-color="#1e1e1e" loext:char-shading-value="0" style:font-size-asian="12pt" style:font-style-asian="normal" style:font-weight-asian="normal" style:font-size-complex="12pt" style:font-style-complex="normal" style:font-weight-complex="normal"/>
    </style:style>
    <style:style style:name="T7" style:family="text">
      <style:text-properties fo:color="#d4d4d4" style:font-name="Droid Sans Mono" fo:font-size="10.5pt" fo:font-style="normal" style:text-underline-style="none" fo:font-weight="normal" officeooo:rsid="005fc15d" fo:background-color="#1e1e1e" loext:char-shading-value="0" style:font-size-asian="12pt" style:font-style-asian="normal" style:font-weight-asian="normal" style:font-size-complex="12pt" style:font-style-complex="normal" style:font-weight-complex="normal"/>
    </style:style>
    <style:style style:name="T8" style:family="text">
      <style:text-properties fo:color="#d4d4d4" style:font-name="Droid Sans Mono" fo:font-size="10.5pt" fo:font-style="normal" style:text-underline-style="none" fo:font-weight="normal" officeooo:rsid="005e57ca" fo:background-color="transparent" loext:char-shading-value="0" style:font-size-asian="12pt" style:font-style-asian="normal" style:font-style-complex="normal"/>
    </style:style>
    <style:style style:name="T9" style:family="text">
      <style:text-properties fo:color="#d4d4d4" style:font-name="Droid Sans Mono" fo:font-size="10.5pt" fo:font-style="normal" style:text-underline-style="none" officeooo:rsid="005999a7" fo:background-color="#1e1e1e" loext:char-shading-value="0" style:font-size-asian="12pt" style:font-style-asian="normal" style:font-style-complex="normal"/>
    </style:style>
    <style:style style:name="T10" style:family="text">
      <style:text-properties fo:color="#d4d4d4" style:font-name="Droid Sans Mono" fo:font-size="10.5pt" fo:font-style="normal" style:text-underline-style="none" officeooo:rsid="005ac31f" fo:background-color="#1e1e1e" loext:char-shading-value="0" style:font-size-asian="12pt" style:font-style-asian="normal" style:font-style-complex="normal"/>
    </style:style>
    <style:style style:name="T11" style:family="text">
      <style:text-properties fo:color="#d4d4d4" style:font-name="Droid Sans Mono" fo:font-size="10.5pt" fo:font-style="normal" style:text-underline-style="none" officeooo:rsid="005baecf" fo:background-color="#1e1e1e" loext:char-shading-value="0" style:font-size-asian="12pt" style:font-style-asian="normal" style:font-style-complex="normal"/>
    </style:style>
    <style:style style:name="T12" style:family="text">
      <style:text-properties fo:color="#d4d4d4" style:font-name="Droid Sans Mono" fo:font-size="10.5pt" fo:font-style="normal" style:text-underline-style="none" officeooo:rsid="005d2d69" fo:background-color="#1e1e1e" loext:char-shading-value="0" style:font-size-asian="12pt" style:font-style-asian="normal" style:font-style-complex="normal"/>
    </style:style>
    <style:style style:name="T13" style:family="text">
      <style:text-properties fo:color="#d4d4d4" style:font-name="Droid Sans Mono" fo:font-size="10.5pt" fo:font-style="normal" style:text-underline-style="none" officeooo:rsid="005fc15d" fo:background-color="#1e1e1e" loext:char-shading-value="0" style:font-size-asian="12pt" style:font-style-asian="normal" style:font-style-complex="normal"/>
    </style:style>
    <style:style style:name="T14" style:family="text">
      <style:text-properties fo:color="#d4d4d4" style:font-name="Droid Sans Mono" fo:font-size="10.5pt" fo:font-style="normal" style:text-underline-style="none" officeooo:rsid="005fceea" fo:background-color="#1e1e1e" loext:char-shading-value="0" style:font-size-asian="12pt" style:font-style-asian="normal" style:font-style-complex="normal"/>
    </style:style>
    <style:style style:name="T15" style:family="text">
      <style:text-properties fo:color="#d4d4d4" style:font-name="Droid Sans Mono" fo:background-color="#1e1e1e" loext:char-shading-value="0"/>
    </style:style>
    <style:style style:name="T16" style:family="text">
      <style:text-properties fo:color="#c586c0"/>
    </style:style>
    <style:style style:name="T17" style:family="text">
      <style:text-properties fo:color="#c586c0" style:font-name="Droid Sans Mono" fo:font-size="10.5pt" fo:font-style="normal" style:text-underline-style="none" officeooo:rsid="005999a7" fo:background-color="#1e1e1e" loext:char-shading-value="0" style:font-size-asian="12pt" style:font-style-asian="normal" style:font-style-complex="normal"/>
    </style:style>
    <style:style style:name="T18" style:family="text">
      <style:text-properties fo:color="#c586c0" style:font-name="Droid Sans Mono" fo:font-size="10.5pt" fo:font-style="normal" style:text-underline-style="none" officeooo:rsid="005d2d69" fo:background-color="#1e1e1e" loext:char-shading-value="0" style:font-size-asian="12pt" style:font-style-asian="normal" style:font-style-complex="normal"/>
    </style:style>
    <style:style style:name="T19" style:family="text">
      <style:text-properties fo:color="#c586c0" style:font-name="Droid Sans Mono" fo:font-size="10.5pt" fo:font-style="normal" style:text-underline-style="none" officeooo:rsid="005fc15d" fo:background-color="#1e1e1e" loext:char-shading-value="0" style:font-size-asian="12pt" style:font-style-asian="normal" style:font-style-complex="normal"/>
    </style:style>
    <style:style style:name="T20" style:family="text">
      <style:text-properties fo:color="#569cd6"/>
    </style:style>
    <style:style style:name="T21" style:family="text">
      <style:text-properties fo:color="#ce9178"/>
    </style:style>
    <style:style style:name="T22" style:family="text">
      <style:text-properties fo:color="#ce9178" style:font-name="Droid Sans Mono" fo:font-size="10.5pt" fo:font-weight="normal" fo:background-color="#1e1e1e" loext:char-shading-value="0"/>
    </style:style>
    <style:style style:name="T23" style:family="text">
      <style:text-properties fo:color="#ce9178" style:font-name="Droid Sans Mono" fo:font-size="10.5pt" fo:font-style="normal" style:text-underline-style="none" fo:font-weight="normal" officeooo:rsid="005e57ca" fo:background-color="#1e1e1e" loext:char-shading-value="0" style:font-size-asian="12pt" style:font-style-asian="normal" style:font-weight-asian="normal" style:font-size-complex="12pt" style:font-style-complex="normal" style:font-weight-complex="normal"/>
    </style:style>
    <style:style style:name="T24" style:family="text">
      <style:text-properties fo:color="#ce9178" style:font-name="Droid Sans Mono" fo:font-size="10.5pt" fo:font-style="normal" style:text-underline-style="none" fo:font-weight="normal" officeooo:rsid="005fc15d" fo:background-color="#1e1e1e" loext:char-shading-value="0" style:font-size-asian="12pt" style:font-style-asian="normal" style:font-weight-asian="normal" style:font-size-complex="12pt" style:font-style-complex="normal" style:font-weight-complex="normal"/>
    </style:style>
    <style:style style:name="T25" style:family="text">
      <style:text-properties fo:color="#ce9178" style:font-name="Droid Sans Mono" fo:font-size="10.5pt" fo:font-style="normal" style:text-underline-style="none" officeooo:rsid="005ac31f" fo:background-color="#1e1e1e" loext:char-shading-value="0" style:font-size-asian="12pt" style:font-style-asian="normal" style:font-style-complex="normal"/>
    </style:style>
    <style:style style:name="T26" style:family="text">
      <style:text-properties fo:color="#ce9178" style:font-name="Droid Sans Mono" fo:font-size="10.5pt" fo:font-style="normal" style:text-underline-style="none" officeooo:rsid="005baecf" fo:background-color="#1e1e1e" loext:char-shading-value="0" style:font-size-asian="12pt" style:font-style-asian="normal" style:font-style-complex="normal"/>
    </style:style>
    <style:style style:name="T27" style:family="text">
      <style:text-properties fo:color="#ce9178" style:font-name="Droid Sans Mono" fo:font-size="10.5pt" fo:font-style="normal" style:text-underline-style="none" officeooo:rsid="005fc15d" fo:background-color="#1e1e1e" loext:char-shading-value="0" style:font-size-asian="12pt" style:font-style-asian="normal" style:font-style-complex="normal"/>
    </style:style>
    <style:style style:name="T28" style:family="text">
      <style:text-properties fo:color="#ce9178" style:font-name="Droid Sans Mono" fo:font-size="10.5pt" fo:font-style="normal" style:text-underline-style="none" officeooo:rsid="005fceea" fo:background-color="#1e1e1e" loext:char-shading-value="0" style:font-size-asian="12pt" style:font-style-asian="normal" style:font-style-complex="normal"/>
    </style:style>
    <style:style style:name="T29" style:family="text">
      <style:text-properties fo:color="#ce9178" style:font-name="Droid Sans Mono" fo:background-color="#1e1e1e" loext:char-shading-value="0"/>
    </style:style>
    <style:style style:name="T30" style:family="text">
      <style:text-properties fo:color="#000000" style:font-name="Liberation Serif" fo:font-size="12pt" fo:font-style="normal" style:text-underline-style="none" fo:font-weight="normal" officeooo:rsid="005d2d69" fo:background-color="transparent" loext:char-shading-value="0" style:font-size-asian="12pt" style:font-style-asian="normal" style:font-weight-asian="normal" style:font-size-complex="12pt" style:font-style-complex="normal" style:font-weight-complex="normal"/>
    </style:style>
    <style:style style:name="T31" style:family="text">
      <style:text-properties fo:color="#000000" style:font-name="Liberation Serif" fo:font-size="12pt" fo:font-style="normal" style:text-underline-style="none" fo:font-weight="normal" officeooo:rsid="005e57ca" fo:background-color="transparent" loext:char-shading-value="0" style:font-size-asian="12pt" style:font-style-asian="normal" style:font-weight-asian="normal" style:font-size-complex="12pt" style:font-style-complex="normal" style:font-weight-complex="normal"/>
    </style:style>
    <style:style style:name="T32" style:family="text">
      <style:text-properties fo:color="#000000" style:font-name="Liberation Serif" fo:font-size="12pt" fo:font-style="normal" style:text-underline-style="none" fo:font-weight="normal" officeooo:rsid="005fc15d" fo:background-color="transparent" loext:char-shading-value="0" style:font-size-asian="12pt" style:font-style-asian="normal" style:font-weight-asian="normal" style:font-size-complex="12pt" style:font-style-complex="normal" style:font-weight-complex="normal"/>
    </style:style>
    <style:style style:name="T33" style:family="text">
      <style:text-properties fo:color="#000000" style:font-name="Liberation Serif" fo:font-style="normal" style:text-underline-style="solid" style:text-underline-width="auto" style:text-underline-color="font-color" fo:font-weight="bold" officeooo:rsid="002e260d" fo:background-color="transparent" loext:char-shading-value="0" style:font-size-asian="12pt" style:font-style-asian="normal" style:font-weight-asian="bold" style:font-style-complex="normal" style:font-weight-complex="bold"/>
    </style:style>
    <style:style style:name="T34" style:family="text">
      <style:text-properties fo:color="#000000" style:font-name="Liberation Serif" fo:font-style="normal" style:text-underline-style="none" officeooo:rsid="002e260d" fo:background-color="transparent" loext:char-shading-value="0" style:font-size-asian="12pt" style:font-style-asian="normal" style:font-style-complex="normal"/>
    </style:style>
    <style:style style:name="T35" style:family="text">
      <style:text-properties fo:color="#000000" style:font-name="Liberation Serif" fo:font-style="normal" style:text-underline-style="none" officeooo:rsid="0038d8ca" fo:background-color="transparent" loext:char-shading-value="0" style:font-size-asian="12pt" style:font-style-asian="normal" style:font-style-complex="normal"/>
    </style:style>
    <style:style style:name="T36" style:family="text">
      <style:text-properties fo:color="#000000" style:font-name="Liberation Serif" fo:font-style="normal" style:text-underline-style="none" officeooo:rsid="0055f7ca" fo:background-color="transparent" loext:char-shading-value="0" style:font-size-asian="12pt" style:font-style-asian="normal" style:font-style-complex="normal"/>
    </style:style>
    <style:style style:name="T37" style:family="text">
      <style:text-properties fo:color="#000000" style:font-name="Liberation Serif" fo:font-style="normal" style:text-underline-style="none" officeooo:rsid="0056614f" fo:background-color="transparent" loext:char-shading-value="0" style:font-size-asian="12pt" style:font-style-asian="normal" style:font-style-complex="normal"/>
    </style:style>
    <style:style style:name="T38" style:family="text">
      <style:text-properties fo:color="#000000" style:font-name="Liberation Serif" fo:font-style="normal" style:text-underline-style="none" officeooo:rsid="00569fc8" fo:background-color="transparent" loext:char-shading-value="0" style:font-size-asian="12pt" style:font-style-asian="normal" style:font-style-complex="normal"/>
    </style:style>
    <style:style style:name="T39" style:family="text">
      <style:text-properties fo:color="#000000" style:font-name="Liberation Serif" fo:font-style="normal" style:text-underline-style="none" officeooo:rsid="005881fa" fo:background-color="transparent" loext:char-shading-value="0" style:font-size-asian="12pt" style:font-style-asian="normal" style:font-style-complex="normal"/>
    </style:style>
    <style:style style:name="T40" style:family="text">
      <style:text-properties fo:color="#000000" style:font-name="Liberation Serif" fo:font-style="normal" style:text-underline-style="none" officeooo:rsid="005999a7" fo:background-color="transparent" loext:char-shading-value="0" style:font-size-asian="12pt" style:font-style-asian="normal" style:font-style-complex="normal"/>
    </style:style>
    <style:style style:name="T41" style:family="text">
      <style:text-properties fo:color="#000000" style:font-name="Liberation Serif" fo:font-style="normal" style:text-underline-style="none" officeooo:rsid="005ac31f" fo:background-color="transparent" loext:char-shading-value="0" style:font-size-asian="12pt" style:font-style-asian="normal" style:font-style-complex="normal"/>
    </style:style>
    <style:style style:name="T42" style:family="text">
      <style:text-properties fo:color="#000000" style:font-name="Liberation Serif" fo:font-style="normal" style:text-underline-style="none" officeooo:rsid="005baecf" fo:background-color="transparent" loext:char-shading-value="0" style:font-size-asian="12pt" style:font-style-asian="normal" style:font-style-complex="normal"/>
    </style:style>
    <style:style style:name="T43" style:family="text">
      <style:text-properties fo:color="#000000" style:font-name="Liberation Serif" fo:font-style="normal" style:text-underline-style="none" officeooo:rsid="005d2d69" fo:background-color="transparent" loext:char-shading-value="0" style:font-size-asian="12pt" style:font-style-asian="normal" style:font-style-complex="normal"/>
    </style:style>
    <style:style style:name="T44" style:family="text">
      <style:text-properties fo:color="#000000" style:font-name="Liberation Serif" fo:font-style="normal" style:text-underline-style="none" officeooo:rsid="005fc15d" fo:background-color="transparent" loext:char-shading-value="0" style:font-size-asian="12pt" style:font-style-asian="normal" style:font-style-complex="normal"/>
    </style:style>
    <style:style style:name="T45" style:family="text">
      <style:text-properties fo:color="#000000" style:font-name="Liberation Serif" fo:font-style="normal" style:text-underline-style="none" officeooo:rsid="005fceea" fo:background-color="transparent" loext:char-shading-value="0" style:font-size-asian="12pt" style:font-style-asian="normal" style:font-style-complex="normal"/>
    </style:style>
    <style:style style:name="T46" style:family="text">
      <style:text-properties fo:color="#000000" style:font-name="Liberation Serif" fo:font-style="normal" style:text-underline-style="none" fo:font-weight="bold" officeooo:rsid="005881fa" fo:background-color="transparent" loext:char-shading-value="0" style:font-size-asian="12pt" style:font-style-asian="normal" style:font-weight-asian="bold" style:font-style-complex="normal" style:font-weight-complex="bold"/>
    </style:style>
    <style:style style:name="T47" style:family="text">
      <style:text-properties fo:color="#000000" style:font-name="Liberation Serif" fo:font-style="normal" style:text-underline-style="none" fo:font-weight="bold" officeooo:rsid="005baecf" fo:background-color="transparent" loext:char-shading-value="0" style:font-size-asian="12pt" style:font-style-asian="normal" style:font-weight-asian="bold" style:font-style-complex="normal" style:font-weight-complex="bold"/>
    </style:style>
    <style:style style:name="T48" style:family="text">
      <style:text-properties fo:color="#000000" style:font-name="Liberation Serif" fo:font-style="normal" style:text-underline-style="none" fo:font-weight="bold" officeooo:rsid="005d2d69" fo:background-color="transparent" loext:char-shading-value="0" style:font-size-asian="12pt" style:font-style-asian="normal" style:font-weight-asian="bold" style:font-style-complex="normal" style:font-weight-complex="bold"/>
    </style:style>
    <style:style style:name="T49" style:family="text">
      <style:text-properties fo:color="#000000" style:font-name="Liberation Serif" fo:font-style="normal" style:text-underline-style="none" fo:font-weight="bold" officeooo:rsid="005fc15d" fo:background-color="transparent" loext:char-shading-value="0" style:font-size-asian="12pt" style:font-style-asian="normal" style:font-weight-asian="bold" style:font-style-complex="normal" style:font-weight-complex="bold"/>
    </style:style>
    <style:style style:name="T50" style:family="text">
      <style:text-properties fo:color="#000000" style:font-name="LM Mono 12" fo:font-style="normal" style:text-underline-style="none" officeooo:rsid="0056614f" fo:background-color="transparent" loext:char-shading-value="0" style:font-size-asian="12pt" style:font-style-asian="normal" style:font-style-complex="normal"/>
    </style:style>
    <style:style style:name="T51" style:family="text">
      <style:text-properties fo:color="#000000" style:font-name="LM Mono 12" fo:font-style="normal" style:text-underline-style="none" officeooo:rsid="0055f7ca" fo:background-color="transparent" loext:char-shading-value="0" style:font-size-asian="12pt" style:font-style-asian="normal" style:font-style-complex="normal"/>
    </style:style>
    <style:style style:name="T52" style:family="text">
      <style:text-properties fo:color="#000000" style:font-name="LM Mono 12" fo:font-style="normal" style:text-underline-style="none" officeooo:rsid="00569fc8" fo:background-color="transparent" loext:char-shading-value="0" style:font-size-asian="12pt" style:font-style-asian="normal" style:font-style-complex="normal"/>
    </style:style>
    <style:style style:name="T53" style:family="text">
      <style:text-properties fo:color="#000000" style:font-name="LM Mono 12" fo:font-style="normal" style:text-underline-style="none" officeooo:rsid="005881fa" fo:background-color="transparent" loext:char-shading-value="0" style:font-size-asian="12pt" style:font-style-asian="normal" style:font-style-complex="normal"/>
    </style:style>
    <style:style style:name="T54" style:family="text">
      <style:text-properties fo:color="#dcdcaa"/>
    </style:style>
    <style:style style:name="T55" style:family="text">
      <style:text-properties fo:color="#dcdcaa" style:font-name="Droid Sans Mono" fo:font-size="10.5pt" fo:font-style="normal" style:text-underline-style="none" fo:font-weight="normal" officeooo:rsid="005e57ca" fo:background-color="#1e1e1e" loext:char-shading-value="0" style:font-size-asian="12pt" style:font-style-asian="normal" style:font-weight-asian="normal" style:font-size-complex="12pt" style:font-style-complex="normal" style:font-weight-complex="normal"/>
    </style:style>
    <style:style style:name="T56" style:family="text">
      <style:text-properties fo:color="#dcdcaa" style:font-name="Droid Sans Mono" fo:font-size="10.5pt" fo:font-style="normal" style:text-underline-style="none" officeooo:rsid="005ac31f" fo:background-color="#1e1e1e" loext:char-shading-value="0" style:font-size-asian="12pt" style:font-style-asian="normal" style:font-style-complex="normal"/>
    </style:style>
    <style:style style:name="T57" style:family="text">
      <style:text-properties fo:color="#dcdcaa" style:font-name="Droid Sans Mono" fo:font-size="10.5pt" fo:font-style="normal" style:text-underline-style="none" officeooo:rsid="005baecf" fo:background-color="#1e1e1e" loext:char-shading-value="0" style:font-size-asian="12pt" style:font-style-asian="normal" style:font-style-complex="normal"/>
    </style:style>
    <style:style style:name="T58" style:family="text">
      <style:text-properties fo:color="#dcdcaa" style:font-name="Droid Sans Mono" fo:font-size="10.5pt" fo:font-style="normal" style:text-underline-style="none" officeooo:rsid="005fc15d" fo:background-color="#1e1e1e" loext:char-shading-value="0" style:font-size-asian="12pt" style:font-style-asian="normal" style:font-style-complex="normal"/>
    </style:style>
    <style:style style:name="T59" style:family="text">
      <style:text-properties fo:color="#dcdcaa" style:font-name="Droid Sans Mono" fo:font-size="10.5pt" fo:font-style="normal" style:text-underline-style="none" officeooo:rsid="005fceea" fo:background-color="#1e1e1e" loext:char-shading-value="0" style:font-size-asian="12pt" style:font-style-asian="normal" style:font-style-complex="normal"/>
    </style:style>
    <style:style style:name="T60" style:family="text">
      <style:text-properties fo:color="#dcdcaa" style:font-name="Droid Sans Mono" fo:font-size="10.5pt" fo:font-weight="normal" fo:background-color="#1e1e1e" loext:char-shading-value="0"/>
    </style:style>
    <style:style style:name="T61" style:family="text">
      <style:text-properties fo:color="#dcdcaa" style:font-name="Droid Sans Mono" fo:background-color="#1e1e1e" loext:char-shading-value="0"/>
    </style:style>
    <style:style style:name="T62" style:family="text">
      <style:text-properties fo:color="#9cdcfe"/>
    </style:style>
    <style:style style:name="T63" style:family="text">
      <style:text-properties fo:color="#9cdcfe" style:font-name="Droid Sans Mono" fo:font-size="10.5pt" fo:font-style="normal" style:text-underline-style="none" fo:font-weight="normal" officeooo:rsid="005e57ca" fo:background-color="#1e1e1e" loext:char-shading-value="0" style:font-size-asian="12pt" style:font-style-asian="normal" style:font-weight-asian="normal" style:font-size-complex="12pt" style:font-style-complex="normal" style:font-weight-complex="normal"/>
    </style:style>
    <style:style style:name="T64" style:family="text">
      <style:text-properties fo:color="#9cdcfe" style:font-name="Droid Sans Mono" fo:font-size="10.5pt" fo:font-style="normal" style:text-underline-style="none" fo:font-weight="normal" officeooo:rsid="005fc15d" fo:background-color="#1e1e1e" loext:char-shading-value="0" style:font-size-asian="12pt" style:font-style-asian="normal" style:font-weight-asian="normal" style:font-size-complex="12pt" style:font-style-complex="normal" style:font-weight-complex="normal"/>
    </style:style>
    <style:style style:name="T65" style:family="text">
      <style:text-properties fo:color="#9cdcfe" style:font-name="Droid Sans Mono" fo:font-size="10.5pt" fo:font-style="normal" style:text-underline-style="none" officeooo:rsid="005baecf" fo:background-color="#1e1e1e" loext:char-shading-value="0" style:font-size-asian="12pt" style:font-style-asian="normal" style:font-style-complex="normal"/>
    </style:style>
    <style:style style:name="T66" style:family="text">
      <style:text-properties fo:color="#b5cea8"/>
    </style:style>
    <style:style style:name="T67" style:family="text">
      <style:text-properties fo:color="#b5cea8" style:font-name="Droid Sans Mono" fo:font-size="10.5pt" fo:font-style="normal" style:text-underline-style="none" fo:font-weight="normal" officeooo:rsid="005e57ca" fo:background-color="#1e1e1e" loext:char-shading-value="0" style:font-size-asian="12pt" style:font-style-asian="normal" style:font-weight-asian="normal" style:font-size-complex="12pt" style:font-style-complex="normal" style:font-weight-complex="normal"/>
    </style:style>
    <style:style style:name="T68" style:family="text">
      <style:text-properties fo:color="#b5cea8" style:font-name="Droid Sans Mono" fo:font-size="10.5pt" fo:font-style="normal" style:text-underline-style="none" officeooo:rsid="005baecf" fo:background-color="#1e1e1e" loext:char-shading-value="0" style:font-size-asian="12pt" style:font-style-asian="normal" style:font-style-complex="normal"/>
    </style:style>
    <style:style style:name="T69" style:family="text">
      <style:text-properties fo:color="#b5cea8" style:font-name="Droid Sans Mono" fo:font-size="10.5pt" fo:font-style="normal" style:text-underline-style="none" officeooo:rsid="005fc15d" fo:background-color="#1e1e1e" loext:char-shading-value="0" style:font-size-asian="12pt" style:font-style-asian="normal" style:font-style-complex="normal"/>
    </style:style>
    <style:style style:name="T70" style:family="text">
      <style:text-properties fo:color="#b5cea8" style:font-name="Droid Sans Mono" fo:font-size="10.5pt" fo:font-style="normal" style:text-underline-style="none" officeooo:rsid="005fceea" fo:background-color="#1e1e1e" loext:char-shading-value="0" style:font-size-asian="12pt" style:font-style-asian="normal" style:font-style-complex="normal"/>
    </style:style>
    <style:style style:name="T71" style:family="text">
      <style:text-properties fo:color="#b5cea8" style:font-name="Droid Sans Mono" fo:font-size="10.5pt" fo:font-weight="normal" fo:background-color="#1e1e1e" loext:char-shading-value="0"/>
    </style:style>
    <style:style style:name="T72" style:family="text">
      <style:text-properties fo:color="#b5cea8" style:font-name="Droid Sans Mono" fo:background-color="#1e1e1e" loext:char-shading-value="0"/>
    </style:style>
    <style:style style:name="T73" style:family="text">
      <style:text-properties fo:color="#6a9955"/>
    </style:style>
    <style:style style:name="T74" style:family="text">
      <style:text-properties fo:color="#4ec9b0" style:font-name="Droid Sans Mono" fo:font-size="10.5pt" fo:font-style="normal" style:text-underline-style="none" officeooo:rsid="005fc15d" fo:background-color="#1e1e1e" loext:char-shading-value="0" style:font-size-asian="12pt" style:font-style-asian="normal" style:font-style-complex="normal"/>
    </style:style>
    <style:style style:name="T75" style:family="text">
      <style:text-properties fo:color="#4ec9b0" style:font-name="Droid Sans Mono" fo:background-color="#1e1e1e" loext:char-shading-value="0"/>
    </style:style>
    <style:style style:name="T76" style:family="text">
      <style:text-properties fo:color="#d7ba7d"/>
    </style:style>
    <style:style style:name="T77" style:family="text">
      <style:text-properties fo:color="#d7ba7d" style:font-name="Droid Sans Mono" fo:font-size="10.5pt" fo:font-style="normal" style:text-underline-style="none" fo:font-weight="normal" officeooo:rsid="005e57ca" fo:background-color="#1e1e1e" loext:char-shading-value="0" style:font-size-asian="12pt" style:font-style-asian="normal" style:font-weight-asian="normal" style:font-size-complex="12pt" style:font-style-complex="normal" style:font-weight-complex="normal"/>
    </style:style>
    <style:style style:name="T78" style:family="text">
      <style:text-properties fo:color="#d7ba7d" style:font-name="Droid Sans Mono" fo:font-size="10.5pt" fo:font-style="normal" style:text-underline-style="none" officeooo:rsid="005ac31f" fo:background-color="#1e1e1e" loext:char-shading-value="0" style:font-size-asian="12pt" style:font-style-asian="normal" style:font-style-complex="normal"/>
    </style:style>
    <style:style style:name="T79" style:family="text">
      <style:text-properties fo:color="#d7ba7d" style:font-name="Droid Sans Mono" fo:font-size="10.5pt" fo:font-style="normal" style:text-underline-style="none" officeooo:rsid="005baecf" fo:background-color="#1e1e1e" loext:char-shading-value="0" style:font-size-asian="12pt" style:font-style-asian="normal" style:font-style-complex="normal"/>
    </style:style>
    <style:style style:name="T80" style:family="text">
      <style:text-properties fo:color="#d7ba7d" style:font-name="Droid Sans Mono" fo:font-size="10.5pt" fo:font-style="normal" style:text-underline-style="none" officeooo:rsid="005fc15d" fo:background-color="#1e1e1e" loext:char-shading-value="0" style:font-size-asian="12pt" style:font-style-asian="normal" style:font-style-complex="normal"/>
    </style:style>
    <style:style style:name="T81" style:family="text">
      <style:text-properties fo:color="#d7ba7d" style:font-name="Droid Sans Mono" fo:background-color="#1e1e1e" loext:char-shading-value="0"/>
    </style:style>
    <style:style style:name="T82" style:family="text">
      <style:text-properties fo:background-color="#1e1e1e" loext:char-shading-value="0"/>
    </style:style>
    <style:style style:name="T83" style:family="text">
      <style:text-properties style:text-underline-style="solid" style:text-underline-width="auto" style:text-underline-color="font-color"/>
    </style:style>
    <style:style style:name="T84" style:family="text">
      <style:text-properties style:font-name="Droid Sans Mono" fo:background-color="#1e1e1e"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SCIKIT-LEARN</text:p>
      <text:p text:style-name="P1"/>
      <text:p text:style-name="P1"/>
      <text:p text:style-name="P1"/>
      <text:list xml:id="list1433881145" text:style-name="L1">
        <text:list-item>
          <text:p text:style-name="P5">Installation</text:p>
        </text:list-item>
      </text:list>
      <text:p text:style-name="P6"/>
      <text:p text:style-name="P24"><text:span text:style-name="T83">Prérequis</text:span>: Python et Python3 doivent être installés sur la machine.</text:p>
      <text:p text:style-name="P24"/>
      <text:p text:style-name="P12"><text:span text:style-name="Source_20_Text"><text:span text:style-name="T36">Pour </text:span></text:span><text:span text:style-name="Source_20_Text"><text:span text:style-name="T37">utiliser</text:span></text:span><text:span text:style-name="Source_20_Text"><text:span text:style-name="T36"> scikit-learn </text:span></text:span><text:span text:style-name="Source_20_Text"><text:span text:style-name="T37">suivez les étapes ci-dessous:</text:span></text:span></text:p>
      <text:p text:style-name="P12"><text:span text:style-name="Source_20_Text"><text:span text:style-name="T37"/></text:span></text:p>
      <text:list xml:id="list82357394" text:style-name="L4">
        <text:list-item>
          <text:p text:style-name="P13"><text:span text:style-name="Source_20_Text"><text:span text:style-name="T36">Ouvrez un terminal</text:span></text:span></text:p>
          <text:p text:style-name="P13"><text:span text:style-name="Source_20_Text"><text:span text:style-name="T36"/></text:span></text:p>
        </text:list-item>
        <text:list-item>
          <text:p text:style-name="P14"><text:span text:style-name="Source_20_Text"><text:span text:style-name="T37">Nous allons utiliser </text:span></text:span><text:span text:style-name="Source_20_Text"><text:span text:style-name="T50">pip</text:span></text:span><text:span text:style-name="Source_20_Text"><text:span text:style-name="T37"> pour installer les paquets necessaires, donc entrez:</text:span></text:span></text:p>
        </text:list-item>
      </text:list>
      <text:p text:style-name="P34"><text:span text:style-name="Source_20_Text"><text:span text:style-name="T50">sudo apt install python3-pip </text:span></text:span></text:p>
      <text:p text:style-name="P34"><text:span text:style-name="Source_20_Text"><text:span text:style-name="T50"/></text:span></text:p>
      <text:list xml:id="list215149794617116" text:continue-numbering="true" text:style-name="L4">
        <text:list-item>
          <text:p text:style-name="P15"><text:span text:style-name="Source_20_Text"><text:span text:style-name="T38">Installation de paquet additionnels nécessaires</text:span></text:span></text:p>
        </text:list-item>
      </text:list>
      <text:p text:style-name="P12"><text:span text:style-name="Source_20_Text"><text:span text:style-name="T51">python -m pip install --user numpy scipy matplotlib ipython jupyter pandas sympy nose </text:span></text:span><text:span text:style-name="Source_20_Text"><text:span text:style-name="T53">joblib</text:span></text:span></text:p>
      <text:p text:style-name="P12"><text:span text:style-name="Source_20_Text"><text:span text:style-name="T51"/></text:span></text:p>
      <text:list xml:id="list215150397122829" text:continue-numbering="true" text:style-name="L4">
        <text:list-item>
          <text:p text:style-name="P15"><text:span text:style-name="Source_20_Text"><text:span text:style-name="T38">Installation de scikit-learn</text:span></text:span></text:p>
        </text:list-item>
      </text:list>
      <text:p text:style-name="P16"><text:span text:style-name="Source_20_Text"><text:span text:style-name="T52">pip install -U scikit-learn </text:span></text:span></text:p>
      <text:p text:style-name="P12"><text:span text:style-name="Source_20_Text"><text:span text:style-name="T36"/></text:span></text:p>
      <text:p text:style-name="P2"><text:span text:style-name="Source_20_Text"><text:span text:style-name="T2"/></text:span></text:p>
      <text:list xml:id="list215148807963596" text:continue-list="list1433881145" text:style-name="L1">
        <text:list-item>
          <text:p text:style-name="P7">Premiers pas</text:p>
        </text:list-item>
      </text:list>
      <text:p text:style-name="P17"><text:span text:style-name="Source_20_Text"><text:span text:style-name="T1">Comme le dit la documentation de scikit-learn: </text:span></text:span><text:a xlink:type="simple" xlink:href="https://scikit-learn.org/stable/install.html" text:style-name="Internet_20_link" text:visited-style-name="Visited_20_Internet_20_Link"><text:span text:style-name="Source_20_Text"><text:span text:style-name="T1">https://scikit-learn.org/stable/install.html</text:span></text:span></text:a><text:span text:style-name="Source_20_Text"><text:span text:style-name="T1">, la version 0.20 est la dernière compatible avec python2.7 et python3.4, la 0.21 ne sera dsponible que pour les versions 3.5 et plus. Donc veillez à mettre à jour python, en effet nous utiliserons python3 pour lancer les programmes.</text:span></text:span></text:p>
      <text:p text:style-name="P11"><text:span text:style-name="Source_20_Text"><text:span text:style-name="T34"/></text:span></text:p>
      <text:p text:style-name="P17"><text:span text:style-name="Source_20_Text"><text:span text:style-name="T39">Les codes que nous allons voir sont téléchargeables depuis un dépôt github, donc vous pouvez soit télécharger le zip à l’adresse: </text:span></text:span><text:a xlink:type="simple" xlink:href="https://github.com/rafoutek/AI_tools_tutos" text:style-name="Internet_20_link" text:visited-style-name="Visited_20_Internet_20_Link"><text:span text:style-name="Source_20_Text">https://github.com/rafoutek/AI_tools_tutos</text:span></text:a><text:span text:style-name="Source_20_Text"><text:span text:style-name="T39"> </text:span></text:span><text:span text:style-name="Source_20_Text"><text:span text:style-name="T40">ou clonez le dépôt en lançant: git clone </text:span></text:span><text:a xlink:type="simple" xlink:href="https://github.com/rafoutek/AI_tools_tutos.git" text:style-name="Internet_20_link" text:visited-style-name="Visited_20_Internet_20_Link"><text:span text:style-name="Source_20_Text">https://github.com/rafoutek/AI_tools_tutos.git</text:span></text:a><text:span text:style-name="Source_20_Text"><text:span text:style-name="T40">. </text:span></text:span></text:p>
      <text:p text:style-name="P11"><text:span text:style-name="Source_20_Text"><text:span text:style-name="T34"/></text:span></text:p>
      <text:p text:style-name="P3"><text:span text:style-name="Source_20_Text"><text:span text:style-name="T33">Explications des codes</text:span></text:span></text:p>
      <text:p text:style-name="P4"><text:span text:style-name="Source_20_Text"><text:span text:style-name="T35"/></text:span></text:p>
      <text:list xml:id="list846139702" text:style-name="L3">
        <text:list-item>
          <text:p text:style-name="P8"><text:span text:style-name="Source_20_Text"><text:span text:style-name="T46">first_training.py</text:span></text:span></text:p>
        </text:list-item>
      </text:list>
      <text:p text:style-name="P18"><text:span text:style-name="Source_20_Text"><text:span text:style-name="T40">Dans ce premier exemple nous allons voir comment faire un apprentissage selon la méthode support vector machine sur des données de scikit-learn, des images d</text:span></text:span><text:span text:style-name="Source_20_Text"><text:span text:style-name="T41">e chiffres</text:span></text:span><text:span text:style-name="Source_20_Text"><text:span text:style-name="T40">. Puis afficher la prédiction pour une donnée qui n’a pas été prise en compte dans l’apprentissage.</text:span></text:span></text:p>
      <text:p text:style-name="P18"><text:span text:style-name="Source_20_Text"><text:span text:style-name="T40"/></text:span></text:p>
      <text:p text:style-name="P18"><text:span text:style-name="Source_20_Text"><text:span text:style-name="T40">D’abord on importe les librairies nécessaires:</text:span></text:span></text:p>
      <text:p text:style-name="P18"><text:span text:style-name="Source_20_Text"><text:span text:style-name="T17">from</text:span></text:span><text:span text:style-name="Source_20_Text"><text:span text:style-name="T9"> sklearn </text:span></text:span><text:span text:style-name="Source_20_Text"><text:span text:style-name="T17">import</text:span></text:span><text:span text:style-name="Source_20_Text"><text:span text:style-name="T9"> datasets</text:span></text:span></text:p>
      <text:p text:style-name="P25"><text:span text:style-name="T16">from</text:span> sklearn <text:span text:style-name="T16">import</text:span> svm</text:p>
      <text:p text:style-name="P18"><text:span text:style-name="Source_20_Text"><text:span text:style-name="T40"/></text:span></text:p>
      <text:p text:style-name="P19"><text:span text:style-name="Source_20_Text"><text:span text:style-name="T41">On charge le dataset et on affiche les données et leur label:</text:span></text:span></text:p>
      <text:p text:style-name="P19"><text:span text:style-name="Source_20_Text"><text:span text:style-name="T56">print</text:span></text:span><text:span text:style-name="Source_20_Text"><text:span text:style-name="T10">(</text:span></text:span><text:span text:style-name="Source_20_Text"><text:span text:style-name="T25">"</text:span></text:span><text:span text:style-name="Source_20_Text"><text:span text:style-name="T78">\n</text:span></text:span><text:span text:style-name="Source_20_Text"><text:span text:style-name="T25">digits data (all images): </text:span></text:span><text:span text:style-name="Source_20_Text"><text:span text:style-name="T78">\n</text:span></text:span><text:span text:style-name="Source_20_Text"><text:span text:style-name="T25">"</text:span></text:span><text:span text:style-name="Source_20_Text"><text:span text:style-name="T10">,digits.data) </text:span></text:span></text:p>
      <text:p text:style-name="P25"><text:span text:style-name="T54">print</text:span>(<text:span text:style-name="T21">"</text:span><text:span text:style-name="T76">\n</text:span><text:span text:style-name="T21">wanted outputs:</text:span><text:span text:style-name="T76">\n</text:span><text:span text:style-name="T21">"</text:span>,digits.target) </text:p>
      <text:p text:style-name="P30"><text:soft-page-break/></text:p>
      <text:p text:style-name="P31">On affiche la première image:</text:p>
      <text:p text:style-name="P25"><text:span text:style-name="T54">print</text:span>(<text:span text:style-name="T21">"</text:span><text:span text:style-name="T76">\n</text:span><text:span text:style-name="T21">first image:</text:span><text:span text:style-name="T76">\n</text:span><text:span text:style-name="T21">"</text:span>,digits.images[<text:span text:style-name="T66">0</text:span>]) </text:p>
      <text:p text:style-name="P25"/>
      <text:p text:style-name="P20"><text:span text:style-name="Source_20_Text"><text:span text:style-name="T42">Puis on crée la variable qui effectuera le support machine vector, on l’initialise en lui passant des paramètres, sinon ceux par défaut sont choisis:</text:span></text:span></text:p>
      <text:p text:style-name="P20"><text:span text:style-name="Source_20_Text"><text:span text:style-name="T11">classifier = svm.SVC(</text:span></text:span><text:span text:style-name="Source_20_Text"><text:span text:style-name="T65">gamma</text:span></text:span><text:span text:style-name="Source_20_Text"><text:span text:style-name="T11">=</text:span></text:span><text:span text:style-name="Source_20_Text"><text:span text:style-name="T68">0.001</text:span></text:span><text:span text:style-name="Source_20_Text"><text:span text:style-name="T11">, </text:span></text:span><text:span text:style-name="Source_20_Text"><text:span text:style-name="T65">C</text:span></text:span><text:span text:style-name="Source_20_Text"><text:span text:style-name="T11">=</text:span></text:span><text:span text:style-name="Source_20_Text"><text:span text:style-name="T68">100</text:span></text:span><text:span text:style-name="Source_20_Text"><text:span text:style-name="T11">.) </text:span></text:span></text:p>
      <text:p text:style-name="P20"><text:span text:style-name="Source_20_Text"><text:span text:style-name="T47"/></text:span></text:p>
      <text:p text:style-name="P20"><text:span text:style-name="Source_20_Text"><text:span text:style-name="T42">Nous pouvons à présent effectuer l’apprentissage sur toutes les donées, sauf la dernière:</text:span></text:span></text:p>
      <text:p text:style-name="P20"><text:span text:style-name="Source_20_Text"><text:span text:style-name="T11">classifier.fit(digits.data[:-</text:span></text:span><text:span text:style-name="Source_20_Text"><text:span text:style-name="T68">1</text:span></text:span><text:span text:style-name="Source_20_Text"><text:span text:style-name="T11">], digits.target[:-</text:span></text:span><text:span text:style-name="Source_20_Text"><text:span text:style-name="T68">1</text:span></text:span><text:span text:style-name="Source_20_Text"><text:span text:style-name="T11">])</text:span></text:span></text:p>
      <text:p text:style-name="P20"><text:span text:style-name="Source_20_Text"><text:span text:style-name="T42"/></text:span></text:p>
      <text:p text:style-name="P20"><text:span text:style-name="Source_20_Text"><text:span text:style-name="T42">Pour prédire la dernière image de chiffre et l’afficher on peut lancer:</text:span></text:span></text:p>
      <text:p text:style-name="P20"><text:span text:style-name="Source_20_Text"><text:span text:style-name="T57">print</text:span></text:span><text:span text:style-name="Source_20_Text"><text:span text:style-name="T11">(</text:span></text:span><text:span text:style-name="Source_20_Text"><text:span text:style-name="T26">"</text:span></text:span><text:span text:style-name="Source_20_Text"><text:span text:style-name="T79">\n</text:span></text:span><text:span text:style-name="Source_20_Text"><text:span text:style-name="T26">The last image is predicted as a"</text:span></text:span><text:span text:style-name="Source_20_Text"><text:span text:style-name="T11">,classifier.predict(digits.data[-</text:span></text:span><text:span text:style-name="Source_20_Text"><text:span text:style-name="T68">1</text:span></text:span><text:span text:style-name="Source_20_Text"><text:span text:style-name="T11">:]))</text:span></text:span></text:p>
      <text:p text:style-name="P20"><text:span text:style-name="Source_20_Text"><text:span text:style-name="T42"/></text:span></text:p>
      <text:p text:style-name="P20"><text:span text:style-name="Source_20_Text"><text:span text:style-name="T42"/></text:span></text:p>
      <text:list xml:id="list215150334946852" text:continue-numbering="true" text:style-name="L3">
        <text:list-item>
          <text:p text:style-name="P9"><text:span text:style-name="Source_20_Text"><text:span text:style-name="T48">label_manipulation.py</text:span></text:span></text:p>
        </text:list-item>
      </text:list>
      <text:p text:style-name="P21"><text:span text:style-name="Source_20_Text"><text:span text:style-name="T43">Nous allons voir ici comment manipuler les labels, plus exactement comment les représenter avec des valeurs binaires, et effectuer un apprentissage avec.</text:span></text:span></text:p>
      <text:p text:style-name="P21"><text:span text:style-name="Source_20_Text"><text:span text:style-name="T43"/></text:span></text:p>
      <text:p text:style-name="P21"><text:span text:style-name="Source_20_Text"><text:span text:style-name="T43">D’abord on importe les librairies nécessaires:</text:span></text:span></text:p>
      <text:p text:style-name="P21"><text:span text:style-name="Source_20_Text"><text:span text:style-name="T18">from</text:span></text:span><text:span text:style-name="Source_20_Text"><text:span text:style-name="T12"> sklearn.svm </text:span></text:span><text:span text:style-name="Source_20_Text"><text:span text:style-name="T18">import</text:span></text:span><text:span text:style-name="Source_20_Text"><text:span text:style-name="T12"> SVC</text:span></text:span></text:p>
      <text:p text:style-name="P25"><text:span text:style-name="T16">from</text:span> sklearn.multiclass <text:span text:style-name="T16">import</text:span> OneVsRestClassifier</text:p>
      <text:p text:style-name="P25"><text:span text:style-name="T16">from</text:span> sklearn.preprocessing <text:span text:style-name="T16">import</text:span> LabelBinarizer, MultiLabelBinarizer</text:p>
      <text:p text:style-name="P25"/>
      <text:p text:style-name="P21"><text:span text:style-name="Source_20_Text"><text:span text:style-name="T43">On crée notre tableau de données, et leur label correspondant, puis on les affiche:</text:span></text:span></text:p>
      <text:p text:style-name="P21"><text:span text:style-name="Source_20_Text"><text:span text:style-name="T12">X = [</text:span></text:span></text:p>
      <text:p text:style-name="P25">[<text:span text:style-name="T66">1</text:span>,<text:span text:style-name="T66">2</text:span>],</text:p>
      <text:p text:style-name="P25">[<text:span text:style-name="T66">2</text:span>,<text:span text:style-name="T66">4</text:span>],</text:p>
      <text:p text:style-name="P25">[<text:span text:style-name="T66">4</text:span>,<text:span text:style-name="T66">5</text:span>],</text:p>
      <text:p text:style-name="P25">[<text:span text:style-name="T66">3</text:span>,<text:span text:style-name="T66">2</text:span>],</text:p>
      <text:p text:style-name="P25">[<text:span text:style-name="T66">3</text:span>,<text:span text:style-name="T66">1</text:span>],</text:p>
      <text:p text:style-name="P30"><text:span text:style-name="T3">]</text:span></text:p>
      <text:p text:style-name="P30"><text:span text:style-name="T3">y = [</text:span><text:span text:style-name="T71">0</text:span><text:span text:style-name="T3">, </text:span><text:span text:style-name="T71">0</text:span><text:span text:style-name="T3">, </text:span><text:span text:style-name="T71">1</text:span><text:span text:style-name="T3">, </text:span><text:span text:style-name="T71">1</text:span><text:span text:style-name="T3">, </text:span><text:span text:style-name="T71">2</text:span><text:span text:style-name="T3">]</text:span></text:p>
      <text:p text:style-name="P25"><text:span text:style-name="T54">print</text:span>(<text:span text:style-name="T21">"input arrays:</text:span><text:span text:style-name="T76">\n</text:span><text:span text:style-name="T21">"</text:span>,X,<text:span text:style-name="T21">"</text:span><text:span text:style-name="T76">\n</text:span><text:span text:style-name="T21">Wanted output for each input array:</text:span><text:span text:style-name="T76">\n</text:span><text:span text:style-name="T21">"</text:span>,y)</text:p>
      <text:p text:style-name="P25"/>
      <text:p text:style-name="P26"><text:span text:style-name="Source_20_Text"><text:span text:style-name="T30">On crée notre variable d’apprentissage, </text:span></text:span><text:span text:style-name="Source_20_Text"><text:span text:style-name="T31">ici on utilise la fonction </text:span></text:span><text:span text:style-name="Source_20_Text"><text:span text:style-name="T5">OneVsRestClassifier</text:span></text:span><text:span text:style-name="Source_20_Text"><text:span text:style-name="T8"> </text:span></text:span><text:span text:style-name="Source_20_Text"><text:span text:style-name="T31">car on veut que l’apprentissage soit dépendant du format des labels.</text:span></text:span></text:p>
      <text:p text:style-name="P27"><text:span text:style-name="Source_20_Text"><text:span text:style-name="T31">Ici on utilise l’estimateur support vector classificateur:</text:span></text:span></text:p>
      <text:p text:style-name="P26"><text:span text:style-name="Source_20_Text"><text:span text:style-name="T6">classif = OneVsRestClassifier(</text:span></text:span><text:span text:style-name="Source_20_Text"><text:span text:style-name="T63">estimator</text:span></text:span><text:span text:style-name="Source_20_Text"><text:span text:style-name="T6">=SVC(</text:span></text:span><text:span text:style-name="Source_20_Text"><text:span text:style-name="T63">gamma</text:span></text:span><text:span text:style-name="Source_20_Text"><text:span text:style-name="T6">=</text:span></text:span><text:span text:style-name="Source_20_Text"><text:span text:style-name="T23">'scale'</text:span></text:span><text:span text:style-name="Source_20_Text"><text:span text:style-name="T6">, </text:span></text:span><text:span text:style-name="Source_20_Text"><text:span text:style-name="T63">random_state</text:span></text:span><text:span text:style-name="Source_20_Text"><text:span text:style-name="T6">=</text:span></text:span><text:span text:style-name="Source_20_Text"><text:span text:style-name="T67">0</text:span></text:span><text:span text:style-name="Source_20_Text"><text:span text:style-name="T6">))</text:span></text:span></text:p>
      <text:p text:style-name="P25"/>
      <text:p text:style-name="P27"><text:span text:style-name="Source_20_Text"><text:span text:style-name="T31">Pour manipuler nos labels, on peut les coder en binaire. Ici, le label 0 sera codé 100 et le 2 001:</text:span></text:span></text:p>
      <text:p text:style-name="P27"><text:span text:style-name="Source_20_Text"><text:span text:style-name="T6">y = LabelBinarizer().fit_transform(y)</text:span></text:span></text:p>
      <text:p text:style-name="P27"><text:span text:style-name="Source_20_Text"><text:span text:style-name="T31"/></text:span></text:p>
      <text:p text:style-name="P27"><text:span text:style-name="Source_20_Text"><text:span text:style-name="T31">On effectue l’apprentissage, la prédiction, et on l’affiche:</text:span></text:span></text:p>
      <text:p text:style-name="P27"><text:span text:style-name="Source_20_Text"><text:span text:style-name="T55">print</text:span></text:span><text:span text:style-name="Source_20_Text"><text:span text:style-name="T6">(</text:span></text:span><text:span text:style-name="Source_20_Text"><text:span text:style-name="T23">"</text:span></text:span><text:span text:style-name="Source_20_Text"><text:span text:style-name="T77">\n</text:span></text:span><text:span text:style-name="Source_20_Text"><text:span text:style-name="T23">Training and result of prediction of input data binarized:</text:span></text:span><text:span text:style-name="Source_20_Text"><text:span text:style-name="T77">\n</text:span></text:span><text:span text:style-name="Source_20_Text"><text:span text:style-name="T23">"</text:span></text:span><text:span text:style-name="Source_20_Text"><text:span text:style-name="T6">,classif.fit(X,y).predict(X))</text:span></text:span></text:p>
      <text:p text:style-name="P25"/>
      <text:p text:style-name="P27"><text:span text:style-name="Source_20_Text"><text:span text:style-name="T31">Créons maintenant un nouveau set de labels, cette fois un label peut contenir plusieurs valeurs, le but est de les coder en binaire une nouvelle fois, d’où le nom </text:span></text:span><text:span text:style-name="Source_20_Text"><text:span text:style-name="T6">MultiLabelBinarizer</text:span></text:span><text:span text:style-name="Source_20_Text"><text:span text:style-name="T31">:</text:span></text:span></text:p>
      <text:p text:style-name="P27"><text:span text:style-name="Source_20_Text"><text:span text:style-name="T31"/></text:span></text:p>
      <text:p text:style-name="P27"><text:soft-page-break/><text:span text:style-name="Source_20_Text"><text:span text:style-name="T6">y2 = [</text:span></text:span></text:p>
      <text:p text:style-name="P25">[<text:span text:style-name="T66">0</text:span>,<text:span text:style-name="T66">1</text:span>],</text:p>
      <text:p text:style-name="P25">[<text:span text:style-name="T66">0</text:span>,<text:span text:style-name="T66">2</text:span>],</text:p>
      <text:p text:style-name="P25">[<text:span text:style-name="T66">1</text:span>,<text:span text:style-name="T66">3</text:span>],</text:p>
      <text:p text:style-name="P25">[<text:span text:style-name="T66">0</text:span>,<text:span text:style-name="T66">2</text:span>,<text:span text:style-name="T66">3</text:span>],</text:p>
      <text:p text:style-name="P25">[<text:span text:style-name="T66">2</text:span>,<text:span text:style-name="T66">4</text:span>],</text:p>
      <text:p text:style-name="P25">]</text:p>
      <text:p text:style-name="P27"><text:span text:style-name="Source_20_Text"><text:span text:style-name="T6">y2 = MultiLabelBinarizer().fit_transform(y2)</text:span></text:span></text:p>
      <text:p text:style-name="P27"><text:span text:style-name="Source_20_Text"><text:span text:style-name="T31"/></text:span></text:p>
      <text:p text:style-name="P27"><text:span text:style-name="Source_20_Text"><text:span text:style-name="T31"/></text:span></text:p>
      <text:p text:style-name="P28"><text:span text:style-name="Source_20_Text"><text:span text:style-name="T32">Créons une nouvelle variable d’apprentissage, vous pouvez modifier les paramètres en regardant la documentation à l’adresse </text:span></text:span><text:a xlink:type="simple" xlink:href="https://scikit-learn.org/stable/documentation.html" text:style-name="Internet_20_link" text:visited-style-name="Visited_20_Internet_20_Link"><text:span text:style-name="Source_20_Text">https://scikit-learn.org/stable/documentation.html</text:span></text:a><text:span text:style-name="Source_20_Text"><text:span text:style-name="T32"> </text:span></text:span></text:p>
      <text:p text:style-name="P28"><text:span text:style-name="Source_20_Text"><text:span text:style-name="T7">clf = OneVsRestClassifier(</text:span></text:span><text:span text:style-name="Source_20_Text"><text:span text:style-name="T64">estimator</text:span></text:span><text:span text:style-name="Source_20_Text"><text:span text:style-name="T7">=SVC(</text:span></text:span><text:span text:style-name="Source_20_Text"><text:span text:style-name="T64">kernel</text:span></text:span><text:span text:style-name="Source_20_Text"><text:span text:style-name="T7">=</text:span></text:span><text:span text:style-name="Source_20_Text"><text:span text:style-name="T24">'rbf'</text:span></text:span><text:span text:style-name="Source_20_Text"><text:span text:style-name="T7">, </text:span></text:span><text:span text:style-name="Source_20_Text"><text:span text:style-name="T64">gamma</text:span></text:span><text:span text:style-name="Source_20_Text"><text:span text:style-name="T7">=</text:span></text:span><text:span text:style-name="Source_20_Text"><text:span text:style-name="T24">'scale'</text:span></text:span><text:span text:style-name="Source_20_Text"><text:span text:style-name="T7">) )</text:span></text:span></text:p>
      <text:p text:style-name="P28"><text:span text:style-name="Source_20_Text"><text:span text:style-name="T7">clf.fit(X,y2)</text:span></text:span><text:span text:style-name="Source_20_Text"><text:span text:style-name="T32"> pour l’entrainement</text:span></text:span></text:p>
      <text:p text:style-name="P21"><text:span text:style-name="Source_20_Text"><text:span text:style-name="T43"/></text:span></text:p>
      <text:p text:style-name="P22"><text:span text:style-name="Source_20_Text"><text:span text:style-name="T44">Et l’affichage des prédictions des 3 premières entrées, ainsi que la sortie voulue:</text:span></text:span></text:p>
      <text:p text:style-name="P22"><text:span text:style-name="Source_20_Text"><text:span text:style-name="T58">print</text:span></text:span><text:span text:style-name="Source_20_Text"><text:span text:style-name="T13">(</text:span></text:span><text:span text:style-name="Source_20_Text"><text:span text:style-name="T27">"</text:span></text:span><text:span text:style-name="Source_20_Text"><text:span text:style-name="T80">\n</text:span></text:span><text:span text:style-name="Source_20_Text"><text:span text:style-name="T27">Output predictions:</text:span></text:span><text:span text:style-name="Source_20_Text"><text:span text:style-name="T80">\n</text:span></text:span><text:span text:style-name="Source_20_Text"><text:span text:style-name="T27">"</text:span></text:span><text:span text:style-name="Source_20_Text"><text:span text:style-name="T13">, </text:span></text:span><text:span text:style-name="Source_20_Text"><text:span text:style-name="T74">list</text:span></text:span><text:span text:style-name="Source_20_Text"><text:span text:style-name="T13">(clf.predict(X[</text:span></text:span><text:span text:style-name="Source_20_Text"><text:span text:style-name="T69">0</text:span></text:span><text:span text:style-name="Source_20_Text"><text:span text:style-name="T13">:</text:span></text:span><text:span text:style-name="Source_20_Text"><text:span text:style-name="T69">3</text:span></text:span><text:span text:style-name="Source_20_Text"><text:span text:style-name="T13">])))</text:span></text:span></text:p>
      <text:p text:style-name="P33"><text:span text:style-name="T61">print</text:span><text:span text:style-name="T15">(</text:span><text:span text:style-name="T29">"Output wanted:</text:span><text:span text:style-name="T81">\n</text:span><text:span text:style-name="T29">"</text:span><text:span text:style-name="T15">, </text:span><text:span text:style-name="T75">list</text:span><text:span text:style-name="T15">(y2[</text:span><text:span text:style-name="T72">0</text:span><text:span text:style-name="T15">:</text:span><text:span text:style-name="T72">3</text:span><text:span text:style-name="T15">]))</text:span></text:p>
      <text:p text:style-name="P21"><text:span text:style-name="Source_20_Text"><text:span text:style-name="T48"/></text:span></text:p>
      <text:list xml:id="list215150416483704" text:continue-numbering="true" text:style-name="L3">
        <text:list-item>
          <text:p text:style-name="P10"><text:span text:style-name="Source_20_Text"><text:span text:style-name="T49">xor.py</text:span></text:span></text:p>
        </text:list-item>
      </text:list>
      <text:p text:style-name="P22"><text:span text:style-name="Source_20_Text"><text:span text:style-name="T44">Le but de ce programme est de faire un apprentissage sur la table de vérité d’un XOR, avec des paramètres bien définis comme la fonction d’activation ou la vitesse d’apprentissage, et de voir les résultats.</text:span></text:span></text:p>
      <text:p text:style-name="P22"><text:span text:style-name="Source_20_Text"><text:span text:style-name="T44"/></text:span></text:p>
      <text:p text:style-name="P22"><text:span text:style-name="Source_20_Text"><text:span text:style-name="T44">Commençons par importer les bibliothèques:</text:span></text:span></text:p>
      <text:p text:style-name="P22"><text:span text:style-name="Source_20_Text"><text:span text:style-name="T19">import</text:span></text:span><text:span text:style-name="Source_20_Text"><text:span text:style-name="T13"> numpy </text:span></text:span><text:span text:style-name="Source_20_Text"><text:span text:style-name="T19">as</text:span></text:span><text:span text:style-name="Source_20_Text"><text:span text:style-name="T13"> np</text:span></text:span></text:p>
      <text:p text:style-name="P25"><text:span text:style-name="T16">import</text:span> sklearn.neural_network </text:p>
      <text:p text:style-name="P25"><text:span text:style-name="T16">import</text:span> sklearn.linear_model</text:p>
      <text:p text:style-name="P25"><text:span text:style-name="T16">import</text:span> time</text:p>
      <text:p text:style-name="P22"><text:span text:style-name="Source_20_Text"><text:span text:style-name="T44"/></text:span></text:p>
      <text:p text:style-name="P22"><text:span text:style-name="Source_20_Text"><text:span text:style-name="T44">On crée la table de vérité de sorte à avoir 4 entrées, chacune ayant deux valeurs:</text:span></text:span></text:p>
      <text:p text:style-name="P22"><text:span text:style-name="Source_20_Text"><text:span text:style-name="T13">xs = np.array([</text:span></text:span></text:p>
      <text:p text:style-name="P25"><text:span text:style-name="T66">0</text:span>, <text:span text:style-name="T66">0</text:span>,</text:p>
      <text:p text:style-name="P25"><text:span text:style-name="T66">0</text:span>, <text:span text:style-name="T66">1</text:span>,</text:p>
      <text:p text:style-name="P25"><text:span text:style-name="T66">1</text:span>, <text:span text:style-name="T66">0</text:span>,</text:p>
      <text:p text:style-name="P25"><text:span text:style-name="T66">1</text:span>, <text:span text:style-name="T66">1</text:span></text:p>
      <text:p text:style-name="P25">]).reshape(<text:span text:style-name="T66">4</text:span>, <text:span text:style-name="T66">2</text:span>) </text:p>
      <text:p text:style-name="P22"><text:span text:style-name="Source_20_Text"><text:span text:style-name="T44"/></text:span></text:p>
      <text:p text:style-name="P23"><text:span text:style-name="Source_20_Text"><text:span text:style-name="T45">On fait de même avec le tableau des labels, on veut 4 valeurs:</text:span></text:span></text:p>
      <text:p text:style-name="P23"><text:span text:style-name="Source_20_Text"><text:span text:style-name="T14">ys = np.array([</text:span></text:span><text:span text:style-name="Source_20_Text"><text:span text:style-name="T70">0</text:span></text:span><text:span text:style-name="Source_20_Text"><text:span text:style-name="T14">, </text:span></text:span><text:span text:style-name="Source_20_Text"><text:span text:style-name="T70">1</text:span></text:span><text:span text:style-name="Source_20_Text"><text:span text:style-name="T14">, </text:span></text:span><text:span text:style-name="Source_20_Text"><text:span text:style-name="T70">1</text:span></text:span><text:span text:style-name="Source_20_Text"><text:span text:style-name="T14">, </text:span></text:span><text:span text:style-name="Source_20_Text"><text:span text:style-name="T70">0</text:span></text:span><text:span text:style-name="Source_20_Text"><text:span text:style-name="T14">]).reshape(</text:span></text:span><text:span text:style-name="Source_20_Text"><text:span text:style-name="T70">4</text:span></text:span><text:span text:style-name="Source_20_Text"><text:span text:style-name="T14">,)</text:span></text:span></text:p>
      <text:p text:style-name="P23"><text:span text:style-name="Source_20_Text"><text:span text:style-name="T45"/></text:span></text:p>
      <text:p text:style-name="P23"><text:span text:style-name="Source_20_Text"><text:span text:style-name="T45">On initialise alors notre modèle d’apprentissage. On veut que les fonctions d’activation soient des sigmoides, la vitesse d’apprentissage à 0.01 et une seule couche cachée. ON affiche ensuite les paramètres:</text:span></text:span></text:p>
      <text:p text:style-name="P23"><text:span text:style-name="Source_20_Text"><text:span text:style-name="T14">model = sklearn.neural_network.MLPClassifier(</text:span></text:span></text:p>
      <text:p text:style-name="P25"><text:span text:style-name="T62">activation</text:span>=<text:span text:style-name="T21">'logistic'</text:span>, <text:span text:style-name="T62">learning_rate_init</text:span>=<text:span text:style-name="T66">0.01</text:span>, </text:p>
      <text:p text:style-name="P25"><text:span text:style-name="T62">max_iter</text:span>=<text:span text:style-name="T66">1000</text:span>, <text:span text:style-name="T62">hidden_layer_sizes</text:span>=(<text:span text:style-name="T66">1</text:span>,), <text:span text:style-name="T62">verbose</text:span>=<text:span text:style-name="T20">True</text:span>) <text:span text:style-name="T73"># logistic sigmoid</text:span></text:p>
      <text:p text:style-name="P25"><text:span text:style-name="T54">print</text:span>(model.get_params())</text:p>
      <text:p text:style-name="P23"><text:span text:style-name="Source_20_Text"><text:span text:style-name="T45"/></text:span></text:p>
      <text:p text:style-name="P23"><text:soft-page-break/><text:span text:style-name="Source_20_Text"><text:span text:style-name="T45">On veut à présent calculer le temps d’exécution de l’entrainement:</text:span></text:span></text:p>
      <text:p text:style-name="P23"><text:span text:style-name="Source_20_Text"><text:span text:style-name="T14">x = time.time()</text:span></text:span></text:p>
      <text:p text:style-name="P25">model.fit(xs, ys) </text:p>
      <text:p text:style-name="P33"><text:span text:style-name="T15">y = time.time()</text:span></text:p>
      <text:p text:style-name="P23"><text:span text:style-name="Source_20_Text"><text:span text:style-name="T45"/></text:span></text:p>
      <text:p text:style-name="P23"><text:span text:style-name="Source_20_Text"><text:span text:style-name="T45">Finalement on affiche les résultats:</text:span></text:span></text:p>
      <text:p text:style-name="P23"><text:span text:style-name="Source_20_Text"><text:span text:style-name="T59">print</text:span></text:span><text:span text:style-name="Source_20_Text"><text:span text:style-name="T14">(</text:span></text:span><text:span text:style-name="Source_20_Text"><text:span text:style-name="T28">'score:'</text:span></text:span><text:span text:style-name="Source_20_Text"><text:span text:style-name="T14">, model.score(xs, ys))</text:span></text:span></text:p>
      <text:p text:style-name="P25"><text:span text:style-name="T54">print</text:span>(<text:span text:style-name="T21">'predictions:'</text:span>, model.predict(xs))</text:p>
      <text:p text:style-name="P30"><text:span text:style-name="T60">print</text:span><text:span text:style-name="T3">(</text:span><text:span text:style-name="T22">'expected:'</text:span><text:span text:style-name="T3">, </text:span><text:span text:style-name="T4">ys</text:span><text:span text:style-name="T3">)</text:span></text:p>
      <text:p text:style-name="P33"><text:span text:style-name="T61">print</text:span><text:span text:style-name="T15">(</text:span><text:span text:style-name="T29">"Execution time: "</text:span><text:span text:style-name="T15">, y-x)</text:span></text:p>
      <text:p text:style-name="P33"><text:span text:style-name="T15"/></text:p>
      <text:p text:style-name="P32">D’autres exemples sont détaillés dans le dossier, sinon n’hésitez pas à aller voir du côté de la documentation. Les exemples seront plus comp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M Mono 12" svg:font-family="'LM Mono 12'"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22:58:47.086518005</meta:creation-date>
    <dc:date>2019-03-25T21:51:48.698534830</dc:date>
    <meta:editing-duration>PT1H48M56S</meta:editing-duration>
    <meta:editing-cycles>15</meta:editing-cycles>
    <meta:generator>LibreOffice/6.1.5.2$Linux_X86_64 LibreOffice_project/10$Build-2</meta:generator>
    <meta:document-statistic meta:table-count="0" meta:image-count="0" meta:object-count="0" meta:page-count="4" meta:paragraph-count="100" meta:word-count="738" meta:character-count="5471" meta:non-whitespace-character-count="4831"/>
  </office:meta>
</office:document-meta>
</file>